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TransactionManagerTests.testExistingTransactionWithManualSave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dbcTransactionManagerTests.testTransactionWithEnforce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dbcTransactionManagerTests.doTestTransactionRollbackRestoringAutoCommit( boolean autoCommit , boolean lazyConnection , final boolean createState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JdbcTransactionManagerTests.testParticipatingTransactionWithIncompatible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estTransactionSynchronization.sus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dbcTransactionManagerTests.testTransactionWithDataAccessExceptionOnRollbackFromLazyExceptionTrans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dbcTransactionManagerTests.transactionWithTimeout( int time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JdbcTransactionManagerTests.testParticipatingTransactionWithTransactionStartedFromSy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dbcTransactionManagerTests.verifyTransactionSynchronizationManage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TransactionSynchronization.before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TransactionManagerTests.testPropagationRequiresNewWithExistingTransactionAndUnrelatedFailing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JdbcTransactionManagerTests.doTestTransactionCommitRestoringAutoCommit( boolean autoCommit , boolean lazyConnection , final boolean createState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JdbcTransactionManagerTests.doInTransactionWithoutResult( TransactionStatus statu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dbcTransactionManagerTests.testTransactionWithExceptionOn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dbcTransactionManagerTests.testTransactionRollback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dbcTransactionManagerTests.testExistingTransactionWithPropagationNested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ManagerTests.testPropagationNeverWith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dbcTransactionManagerTests.testTransactionWithPropagationNe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dbcTransactionManagerTests.testTransactionRollbackWithAutoCommitTrueAndLazy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ManagerTests.testTransactionCommitWithAutoCommitFalseAndLazyConnectionAndStatement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ManagerTests.testTransactionCommitWithAutoCommit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ManagerTests.testTransactionRollbackWithAutoCommitFalseAndLazyConnectionAndCreate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ManagerTests.testTransactionWithPropagation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dbcTransactionManagerTests.testTransactionCommitWithAutoCommit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ansactionSynchronization.after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bcTransactionManagerTests.testTransactionAwareDataSourceProxyWithSuspens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JdbcTransactionManagerTests.testPropagationSupportsAndRequire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dbcTransactionManagerTests.testParticipatingTransactionWithRollbackOnlyAndFailEa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ManagerTests.testTransactionRollbackWithAutoCommitFalseAndLazy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ansactionSynchronization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dbcTransactionManagerTests.testTransactionCommitWithAutoCommitTrueAndLazy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ManagerTests.testParticipatingTransactionWithDifferentConnectionObtainedFromSy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dbcTransactionManagerTests.testTransactionWithExceptionOnCommitAndRollbackOnCommi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dbcTransactionManagerTests.testParticipatingTransactionWith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ManagerTests.testExistingTransactionWithPropagation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ManagerTests.doAfterCompletion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TransactionManagerTests.doTestParticipatingTransactionWithRollbackOnly( boolean failEarl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JdbcTransactionManagerTests.testTransactionWithExceptionOn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dbcTransactionManagerTests.testParticipatingTransactionWithRollbackOnlyAndInnerSy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JdbcTransactionManag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ansactionSynchronization.beforeCommit(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bcTransactionManagerTests.testTransactionRollbackWithAutoCommitTrueAndLazyConnectionAndCreate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ManagerTests.testTransactionCommitWithAutoCommitFalseAndLazy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ansactionSynchronization.afterCompletion( int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TransactionManagerTests.testExistingTransactionWithPropagationNestedAndRequired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JdbcTransactionManagerTests.testTransactionWithDataAccessExceptionOnCommitFromLazyExceptionTrans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dbcTransactionManagerTests.testTransactionAwareDataSourceProxyWithSuspensionAndReobtain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JdbcTransactionManagerTests.testTransactionWithPropagationNestedAnd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dbcTransactionManagerTests.testPropagationNotSupportedWith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dbcTransactionManagerTests.testTransactionRollbackWithAutoCommit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ManagerTests.testTransactionCommitWithAutoCommitTrueAndLazyConnectionAndStatement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ManagerTests.testTransactionWithExceptionOn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dbcTransactionManagerTests.testTransactionAwareDataSourceProx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estTransactionSynchronization.TestTransactionSynchronization( DataSource dataSource ,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TransactionManagerTests.testTransactionWithDataAccessExceptionOn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TransactionSynchronization.doAfterCompletion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bcTransactionManagerTests.testExistingTransactionWithManualSavepointAnd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dbcTransactionManagerTests.testParticipatingTransactionWithIncompatibleIsolation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dbcTransactionManagerTests.testPropagationSupportsAndRequiresNewWithEarly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JdbcTransactionManagerTests.testExistingTransactionWithPropagationNestedAndRequired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JdbcTransactionManagerTests.testPropagationRequiresNewWithExistingTransactionAndUnrelated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JdbcTransactionManagerTests.testTransactionWithPropagation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TransactionSynchronization.resu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dbcTransactionManagerTests.testPropagationRequiresNewWith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dbcTransactionManagerTests.testTransactionRollbackWithAutoCommit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ManagerTests.testTransactionWithPropagation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dbcTransactionManagerTests.testTransactionWithIsolationAnd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dbcTransactionManagerTests.testExistingTransactionWithPropagationNestedAnd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JdbcTransactionManagerTests.doTestExistingTransactionWithPropagationNested( final int 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dbcTransactionManagerTests.testTransactionWithDataAccessExceptionOn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